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a165eb"/>
    </style:style>
    <style:style style:name="P4" style:family="paragraph" style:parent-style-name="Heading_20_2">
      <style:text-properties officeooo:paragraph-rsid="06b7f343"/>
    </style:style>
    <style:style style:name="P5" style:family="paragraph" style:parent-style-name="Heading_20_2">
      <style:text-properties officeooo:paragraph-rsid="06f4617e"/>
    </style:style>
    <style:style style:name="P6" style:family="paragraph" style:parent-style-name="Heading_20_2">
      <style:text-properties officeooo:paragraph-rsid="071cb9cc"/>
    </style:style>
    <style:style style:name="P7" style:family="paragraph" style:parent-style-name="Heading_20_2">
      <style:text-properties officeooo:paragraph-rsid="071dadb0"/>
    </style:style>
    <style:style style:name="P8" style:family="paragraph" style:parent-style-name="Text_20_body">
      <style:paragraph-properties fo:line-height="100%"/>
      <style:text-properties officeooo:paragraph-rsid="06fa9d70"/>
    </style:style>
    <style:style style:name="P9" style:family="paragraph" style:parent-style-name="Text_20_body">
      <style:paragraph-properties fo:line-height="100%"/>
      <style:text-properties officeooo:paragraph-rsid="0717a5bf"/>
    </style:style>
    <style:style style:name="P10" style:family="paragraph" style:parent-style-name="Text_20_body">
      <style:text-properties style:font-name="Monospace" fo:language="en" fo:country="US" officeooo:rsid="070c1850" officeooo:paragraph-rsid="071dadb0" style:font-size-asian="10.5pt" style:font-name-complex="David CLM1" style:font-weight-complex="normal"/>
    </style:style>
    <style:style style:name="P11" style:family="paragraph" style:parent-style-name="Text_20_body">
      <style:text-properties style:font-name="Monospace" fo:language="en" fo:country="US" officeooo:rsid="070ed466" officeooo:paragraph-rsid="071dadb0" style:font-size-asian="10.5pt" style:font-name-complex="David CLM1" style:font-weight-complex="normal"/>
    </style:style>
    <style:style style:name="P12" style:family="paragraph" style:parent-style-name="Text_20_body">
      <style:text-properties officeooo:rsid="0700a262" officeooo:paragraph-rsid="0700a262"/>
    </style:style>
    <style:style style:name="P13" style:family="paragraph" style:parent-style-name="Text_20_body">
      <style:text-properties officeooo:paragraph-rsid="07084464"/>
    </style:style>
    <style:style style:name="P14" style:family="paragraph" style:parent-style-name="Text_20_body">
      <style:text-properties officeooo:paragraph-rsid="07139ab0"/>
    </style:style>
    <style:style style:name="P15" style:family="paragraph" style:parent-style-name="Text_20_body">
      <style:text-properties officeooo:paragraph-rsid="071720e9"/>
    </style:style>
    <style:style style:name="P16" style:family="paragraph" style:parent-style-name="Text_20_body">
      <style:text-properties officeooo:paragraph-rsid="071cb9cc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71cb9cc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paragraph-rsid="07181661"/>
    </style:style>
    <style:style style:name="P19" style:family="paragraph" style:parent-style-name="Text_20_body">
      <style:paragraph-properties fo:text-align="end" style:justify-single-word="false" style:writing-mode="rl-tb"/>
      <style:text-properties fo:language="en" fo:country="US" officeooo:rsid="071cb9cc" officeooo:paragraph-rsid="071cb9cc"/>
    </style:style>
    <style:style style:name="P20" style:family="paragraph" style:parent-style-name="Heading_20_2">
      <style:text-properties style:font-name="Monospace" officeooo:rsid="0703d663" officeooo:paragraph-rsid="071dadb0" style:font-size-asian="10.5pt" style:font-name-complex="David CLM1" style:font-weight-complex="normal"/>
    </style:style>
    <style:style style:name="P21" style:family="paragraph" style:parent-style-name="Heading_20_1">
      <style:paragraph-properties fo:line-height="100%"/>
      <style:text-properties officeooo:paragraph-rsid="04af6545"/>
    </style:style>
    <style:style style:name="P22" style:family="paragraph" style:parent-style-name="Text_20_body" style:list-style-name="L1">
      <style:text-properties officeooo:paragraph-rsid="07084464"/>
    </style:style>
    <style:style style:name="P23" style:family="paragraph" style:parent-style-name="Text_20_body" style:list-style-name="L1">
      <style:text-properties officeooo:paragraph-rsid="0700a262"/>
    </style:style>
    <style:style style:name="P24" style:family="paragraph" style:parent-style-name="Text_20_body" style:list-style-name="L1">
      <style:text-properties style:font-name="Monospace" officeooo:rsid="0700a262" officeooo:paragraph-rsid="07084464" style:font-size-asian="10.5pt" style:font-name-complex="David CLM1" style:font-weight-complex="normal"/>
    </style:style>
    <style:style style:name="P25" style:family="paragraph" style:parent-style-name="Text_20_body" style:list-style-name="L1">
      <style:text-properties style:font-name="Monospace" officeooo:rsid="0700a262" officeooo:paragraph-rsid="0700a262" style:font-size-asian="10.5pt" style:font-name-complex="David CLM1" style:font-weight-complex="normal"/>
    </style:style>
    <style:style style:name="P26" style:family="paragraph" style:parent-style-name="Text_20_body">
      <style:text-properties officeooo:paragraph-rsid="07139ab0"/>
    </style:style>
    <style:style style:name="P27" style:family="paragraph" style:parent-style-name="Text_20_body">
      <style:paragraph-properties fo:text-align="end" style:justify-single-word="false" style:writing-mode="rl-tb"/>
      <style:text-properties fo:language="en" fo:country="US" officeooo:rsid="07181661" officeooo:paragraph-rsid="07181661"/>
    </style:style>
    <style:style style:name="P28" style:family="paragraph" style:parent-style-name="Text_20_body">
      <style:paragraph-properties fo:text-align="end" style:justify-single-word="false" style:writing-mode="rl-tb"/>
      <style:text-properties fo:color="#000000" loext:opacity="100%" style:font-name="Monospace" fo:font-size="12pt" fo:font-style="normal" fo:font-weight="normal" officeooo:rsid="0700a262" officeooo:paragraph-rsid="071cb9c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29" style:family="paragraph" style:parent-style-name="Text_20_body">
      <style:paragraph-properties fo:text-align="end" style:justify-single-word="false" style:writing-mode="rl-tb"/>
      <style:text-properties officeooo:paragraph-rsid="07221526"/>
    </style:style>
    <style:style style:name="P30" style:family="paragraph" style:parent-style-name="Text_20_body">
      <style:paragraph-properties fo:text-align="start" style:justify-single-word="false" style:writing-mode="lr-tb"/>
      <style:text-properties fo:language="en" fo:country="US" officeooo:rsid="071cb9cc" officeooo:paragraph-rsid="071cb9cc"/>
    </style:style>
    <style:style style:name="P31" style:family="paragraph" style:parent-style-name="Text_20_body">
      <style:paragraph-properties fo:text-align="start" style:justify-single-word="false" style:writing-mode="lr-tb"/>
      <style:text-properties fo:language="en" fo:country="US" officeooo:rsid="07181661" officeooo:paragraph-rsid="071cb9cc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efeae"/>
    </style:style>
    <style:style style:name="T4" style:family="text">
      <style:text-properties officeooo:rsid="04af6545"/>
    </style:style>
    <style:style style:name="T5" style:family="text">
      <style:text-properties style:font-name="Liberation Sans" fo:font-size="21pt" fo:font-weight="bold" officeooo:rsid="06efcd3e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6" style:family="text">
      <style:text-properties style:font-name="Liberation Sans" fo:font-size="21pt" fo:font-weight="bold" officeooo:rsid="06fe29aa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7" style:family="text">
      <style:text-properties fo:color="#000000" loext:opacity="100%" style:font-name="Monospace" fo:font-size="12pt" fo:font-style="normal" fo:font-weight="normal" officeooo:rsid="06b7f343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e92c57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f1585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f4617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70c185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711a4c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7139ab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71cb9c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71dadb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71eeeb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7" style:family="text">
      <style:text-properties style:font-name="Monospace" style:font-size-asian="10.5pt" style:font-name-complex="David CLM1" style:font-weight-complex="normal"/>
    </style:style>
    <style:style style:name="T18" style:family="text">
      <style:text-properties style:font-name="Monospace" officeooo:rsid="06d69610" style:font-size-asian="10.5pt" style:font-name-complex="David CLM1" style:font-weight-complex="normal"/>
    </style:style>
    <style:style style:name="T19" style:family="text">
      <style:text-properties style:font-name="Monospace" officeooo:rsid="06e75eee" style:font-size-asian="10.5pt" style:font-name-complex="David CLM1" style:font-weight-complex="normal"/>
    </style:style>
    <style:style style:name="T20" style:family="text">
      <style:text-properties style:font-name="Monospace" officeooo:rsid="06f0b52a" style:font-size-asian="10.5pt" style:font-name-complex="David CLM1" style:font-weight-complex="normal"/>
    </style:style>
    <style:style style:name="T21" style:family="text">
      <style:text-properties style:font-name="Monospace" officeooo:rsid="06fa9d70" style:font-size-asian="10.5pt" style:font-name-complex="David CLM1" style:font-weight-complex="normal"/>
    </style:style>
    <style:style style:name="T22" style:family="text">
      <style:text-properties style:font-name="Monospace" officeooo:rsid="0700a262" style:font-size-asian="10.5pt" style:font-name-complex="David CLM1" style:font-weight-complex="normal"/>
    </style:style>
    <style:style style:name="T23" style:family="text">
      <style:text-properties style:font-name="Monospace" officeooo:rsid="0702fead" style:font-size-asian="10.5pt" style:font-name-complex="David CLM1" style:font-weight-complex="normal"/>
    </style:style>
    <style:style style:name="T24" style:family="text">
      <style:text-properties style:font-name="Monospace" officeooo:rsid="0703d663" style:font-size-asian="10.5pt" style:font-name-complex="David CLM1" style:font-weight-complex="normal"/>
    </style:style>
    <style:style style:name="T25" style:family="text">
      <style:text-properties style:font-name="Monospace" officeooo:rsid="07084464" style:font-size-asian="10.5pt" style:font-name-complex="David CLM1" style:font-weight-complex="normal"/>
    </style:style>
    <style:style style:name="T26" style:family="text">
      <style:text-properties style:font-name="Monospace" officeooo:rsid="0708dcc8" style:font-size-asian="10.5pt" style:font-name-complex="David CLM1" style:font-weight-complex="normal"/>
    </style:style>
    <style:style style:name="T27" style:family="text">
      <style:text-properties style:font-name="Monospace" officeooo:rsid="070aba3a" style:font-size-asian="10.5pt" style:font-name-complex="David CLM1" style:font-weight-complex="normal"/>
    </style:style>
    <style:style style:name="T28" style:family="text">
      <style:text-properties style:font-name="Monospace" officeooo:rsid="070b0757" style:font-size-asian="10.5pt" style:font-name-complex="David CLM1" style:font-weight-complex="normal"/>
    </style:style>
    <style:style style:name="T29" style:family="text">
      <style:text-properties style:font-name="Monospace" officeooo:rsid="07139ab0" style:font-size-asian="10.5pt" style:font-name-complex="David CLM1" style:font-weight-complex="normal"/>
    </style:style>
    <style:style style:name="T30" style:family="text">
      <style:text-properties style:font-name="Monospace" officeooo:rsid="071cb9cc" style:font-size-asian="10.5pt" style:font-name-complex="David CLM1" style:font-weight-complex="normal"/>
    </style:style>
    <style:style style:name="T31" style:family="text">
      <style:text-properties style:font-name="Monospace" fo:language="en" fo:country="US" officeooo:rsid="071720e9" style:font-size-asian="10.5pt" style:font-name-complex="David CLM1" style:font-weight-complex="normal"/>
    </style:style>
    <style:style style:name="T32" style:family="text">
      <style:text-properties style:font-name="Monospace" fo:language="en" fo:country="US" officeooo:rsid="071cb9cc" style:font-size-asian="10.5pt" style:font-name-complex="David CLM1" style:font-weight-complex="normal"/>
    </style:style>
    <style:style style:name="T33" style:family="text">
      <style:text-properties style:font-name="Monospace" fo:font-size="10.5pt" fo:language="en" fo:country="US" officeooo:rsid="07139ab0" style:font-size-asian="10.5pt" style:font-name-complex="David CLM1" style:font-size-complex="10.5pt" style:font-weight-complex="normal"/>
    </style:style>
    <style:style style:name="T34" style:family="text">
      <style:text-properties style:font-name="Monospace" fo:language="en" fo:country="US" officeooo:rsid="0728af0c" style:font-size-asian="10.5pt" style:font-name-complex="David CLM1" style:font-weight-complex="normal"/>
    </style:style>
    <style:style style:name="T35" style:family="text">
      <style:text-properties officeooo:rsid="068bb0fb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700a262" style:font-weight-asian="bold" style:font-weight-complex="bold"/>
    </style:style>
    <style:style style:name="T38" style:family="text">
      <style:text-properties officeooo:rsid="06d2355e"/>
    </style:style>
    <style:style style:name="T39" style:family="text">
      <style:text-properties officeooo:rsid="06d68c4b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7141849"/>
    </style:style>
    <style:style style:name="T42" style:family="text">
      <style:text-properties fo:language="en" fo:country="US" officeooo:rsid="07181661"/>
    </style:style>
    <style:style style:name="T43" style:family="text">
      <style:text-properties fo:language="en" fo:country="US" officeooo:rsid="071cb9cc"/>
    </style:style>
    <style:style style:name="T44" style:family="text">
      <style:text-properties fo:language="en" fo:country="US" officeooo:rsid="0718c9c0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fo:language="en" fo:country="US" fo:font-weight="bold" officeooo:rsid="07139ab0" style:font-weight-asian="bold" style:font-weight-complex="bold"/>
    </style:style>
    <style:style style:name="T47" style:family="text">
      <style:text-properties fo:language="en" fo:country="US" officeooo:rsid="07139ab0"/>
    </style:style>
    <style:style style:name="T48" style:family="text">
      <style:text-properties officeooo:rsid="0700a262"/>
    </style:style>
    <style:style style:name="T49" style:family="text">
      <style:text-properties officeooo:rsid="07084464"/>
    </style:style>
    <style:style style:name="T50" style:family="text">
      <style:text-properties style:text-position="sub 58%" fo:language="en" fo:country="US"/>
    </style:style>
    <style:style style:name="T51" style:family="text">
      <style:text-properties style:text-position="0% 100%" fo:language="en" fo:country="US"/>
    </style:style>
    <style:style style:name="T52" style:family="text">
      <style:text-properties officeooo:rsid="0711a4c2"/>
    </style:style>
    <style:style style:name="T53" style:family="text">
      <style:text-properties officeooo:rsid="07139ab0"/>
    </style:style>
    <style:style style:name="T54" style:family="text">
      <style:text-properties fo:font-size="10.5pt" fo:language="en" fo:country="US" style:font-size-asian="10.5pt" style:font-size-complex="10.5pt"/>
    </style:style>
    <style:style style:name="T55" style:family="text">
      <style:text-properties officeooo:rsid="07141849"/>
    </style:style>
    <style:style style:name="T56" style:family="text">
      <style:text-properties officeooo:rsid="071720e9"/>
    </style:style>
    <style:style style:name="T57" style:family="text">
      <style:text-properties officeooo:rsid="0717a5bf"/>
    </style:style>
    <style:style style:name="T58" style:family="text">
      <style:text-properties officeooo:rsid="071cb9cc"/>
    </style:style>
    <style:style style:name="T59" style:family="text">
      <style:text-properties officeooo:rsid="072391fc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724a530" style:font-weight-asian="normal" style:font-weight-complex="normal"/>
    </style:style>
    <style:style style:name="T62" style:family="text">
      <style:text-properties fo:language="en" fo:country="US" officeooo:rsid="07278362"/>
    </style:style>
    <style:style style:name="T63" style:family="text">
      <style:text-properties fo:language="en" fo:country="US" officeooo:rsid="0728af0c"/>
    </style:style>
    <style:style style:name="T64" style:family="text">
      <style:text-properties fo:language="en" fo:country="US" officeooo:rsid="07221526"/>
    </style:style>
    <style:style style:name="T65" style:family="text">
      <style:text-properties fo:language="en" fo:country="US" officeooo:rsid="072391fc"/>
    </style:style>
    <style:style style:name="T66" style:family="text">
      <style:text-properties fo:language="en" fo:country="US" fo:font-weight="bold" officeooo:rsid="07221526" style:font-weight-asian="bold" style:font-weight-complex="bold"/>
    </style:style>
    <style:style style:name="T67" style:family="text">
      <style:text-properties fo:language="en" fo:country="US" fo:font-weight="normal" officeooo:rsid="07221526" style:font-weight-asian="normal" style:font-weight-complex="normal"/>
    </style:style>
    <style:style style:name="T68" style:family="text">
      <style:text-properties fo:language="en" fo:country="US" fo:font-weight="normal" officeooo:rsid="0724a530" style:font-weight-asian="normal" style:font-weight-complex="normal"/>
    </style:style>
    <style:style style:name="T69" style:family="text">
      <style:text-properties officeooo:rsid="0728af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span text:style-name="T1">מטלה</text:span><text:span text:style-name="T4"> –</text:span><text:span text:style-name="T2"> חלוק</text:span><text:span text:style-name="T5">ה עם שיתופים – </text:span><text:span text:style-name="T6">הרבה שחקנים</text:span></text:h>
      <text:p text:style-name="P8"><text:span text:style-name="T4">יש לענות על שאלה אחת לבחירתכם. </text:span><text:span text:style-name="T39">שאלות רגילות מזכות בנקודה אחת. </text:span><text:span text:style-name="T18">שאלות או סעיפים עם כוכבית מזכים בנקודה נוספת. </text:span></text:p>
      <text:p text:style-name="P8"><text:span text:style-name="T19">יש להוכיח את נכונות </text:span><text:span text:style-name="T20">התשובות</text:span><text:span text:style-name="T19">.</text:span><text:span text:style-name="T21"> אפשר לכתוב אלגוריתם בפסאודו-קוד, אבל הוא צריך להיות מדוייק ומפורט ברמה של שפת תיכנות.</text:span></text:p>
      <text:p text:style-name="P9"><text:span text:style-name="T33"><text:s/></text:span></text:p>
      <text:p text:style-name="P4">שאלה <text:span text:style-name="T7">1</text:span><text:span text:style-name="T3">: </text:span><text:span text:style-name="T48">כמה שיתופים לכל חפץ?</text:span></text:p>
      <text:p text:style-name="P13"><text:span text:style-name="T49">א. </text:span><text:span text:style-name="T48">מחלקים </text:span><text:span text:style-name="T25">ארבעה </text:span><text:span text:style-name="T48">חפצים בין </text:span><text:span text:style-name="T25">ארבעה </text:span><text:span text:style-name="T48">שחקנים. כמו שלמדנו בהרצאה, תמיד קיימת חלוקה עם לכל היותר </text:span><text:span text:style-name="T25">שלושה </text:span><text:span text:style-name="T48">שיתופים. יש כמה אפשרויות לחלוקה כזאת:</text:span></text:p>
      <text:list xml:id="list2294504402" text:style-name="L1">
        <text:list-item>
          <text:p text:style-name="P22"><text:span text:style-name="T48">חפץ </text:span><text:span text:style-name="T22">א </text:span><text:span text:style-name="T48">משותף בין כל </text:span><text:span text:style-name="T26">ארבעת </text:span><text:span text:style-name="T48">השחקנים.</text:span></text:p>
        </text:list-item>
        <text:list-item>
          <text:p text:style-name="P22"><text:span text:style-name="T48">חפץ </text:span><text:span text:style-name="T22">א </text:span><text:span text:style-name="T48">משותף בין </text:span><text:span text:style-name="T26">שלושה </text:span><text:span text:style-name="T48">שחקנים, </text:span><text:span text:style-name="T22">ו</text:span><text:span text:style-name="T48">חפץ </text:span><text:span text:style-name="T22">ב </text:span><text:span text:style-name="T48">משותף בין שני שחקנים.</text:span></text:p>
        </text:list-item>
        <text:list-item>
          <text:p text:style-name="P24">חפץ א משותף בין שני שחקנים, חפץ ב בין שני שחקנים, חפץ ג בין שני שחקנים.</text:p>
        </text:list-item>
      </text:list>
      <text:p text:style-name="P13"><text:span text:style-name="T22">לכל אחת מהאפשרויות, הראו דוגמה שבה האפשרות הזאת היא האפשרות היחידה הנותנת חלוקה פרופורציונלית </text:span><text:span text:style-name="T23">עם </text:span><text:span text:style-name="T27">שלושה </text:span><text:span text:style-name="T23">שיתופים (לדוגמה, עבור סעיף 1: </text:span><text:span text:style-name="T24">הראו דוגמה להערכות של השחקנים, שבה בכל חלוקה פרופורציונלית, חפץ א משותף בין כל </text:span><text:span text:style-name="T28">ארבעת</text:span><text:span text:style-name="T24"> השחקנים).</text:span></text:p>
      <text:p text:style-name="P13"><text:span text:style-name="T24">* </text:span><text:span text:style-name="T28">ב. </text:span><text:span text:style-name="T48">מחלקים </text:span><text:span text:style-name="T22">ארבעה</text:span><text:span text:style-name="T48"> חפצים בין </text:span><text:span text:style-name="T37">חמישה </text:span><text:span text:style-name="T48">שחקנים. כמו שלמדנו בהרצאה, תמיד קיימת חלוקה עם לכל היותר </text:span><text:span text:style-name="T37">ארבעה </text:span><text:span text:style-name="T48">שיתופים. יש כמה אפשרויות לחלוקה כזאת:</text:span></text:p>
      <text:list xml:id="list212308181033473" text:continue-numbering="true" text:style-name="L1">
        <text:list-item>
          <text:p text:style-name="P23"><text:span text:style-name="T48">חפץ </text:span><text:span text:style-name="T22">א </text:span><text:span text:style-name="T48">משותף בין כל חמשת השחקנים.</text:span></text:p>
        </text:list-item>
        <text:list-item>
          <text:p text:style-name="P23"><text:span text:style-name="T48">חפץ </text:span><text:span text:style-name="T22">א </text:span><text:span text:style-name="T48">משותף בין ארבעה שחקנים, </text:span><text:span text:style-name="T22">ו</text:span><text:span text:style-name="T48">חפץ </text:span><text:span text:style-name="T22">ב </text:span><text:span text:style-name="T48">משותף בין שני שחקנים.</text:span></text:p>
        </text:list-item>
        <text:list-item>
          <text:p text:style-name="P23"><text:span text:style-name="T48">חפץ </text:span><text:span text:style-name="T22">א משותף בין שלושה שחקנים, וחפץ ב משותף בין שלושה שחקנים.</text:span></text:p>
        </text:list-item>
        <text:list-item>
          <text:p text:style-name="P25">חפץ א משותף בין שלושה שחקנים, חפץ ב בין שני שחקנים, חפץ ג בין שני שחקנים.</text:p>
        </text:list-item>
        <text:list-item>
          <text:p text:style-name="P25">חפץ א משותף בין שני שחקנים, חפץ ב בין שני שחקנים, חפץ ג בין שני שחקנים, חפץ ד בין שני שחקנים.</text:p>
        </text:list-item>
      </text:list>
      <text:p text:style-name="P12"><text:span text:style-name="T17">לכל אחת מהאפשרויות, הראו דוגמה שבה האפשרות הזאת היא האפשרות היחידה הנותנת חלוקה פרופורציונלית </text:span><text:span text:style-name="T23">עם ארבעה שיתופים</text:span><text:span text:style-name="T24">.</text:span></text:p>
      <text:p text:style-name="P7"><text:span text:style-name="T38">שאלה</text:span><text:span text:style-name="T9"> </text:span><text:span text:style-name="T15">2</text:span><text:span text:style-name="T3">: </text:span><text:span text:style-name="T11">חלוקה לקסימין-אגליטרית לשחקנים עם זכויות שונות</text:span></text:p>
      <text:p text:style-name="P10">נתונים <text:span text:style-name="T40">n שחקנים עם זכויות שונות. הזכות של כל שחקן i <text:s/>היא w</text:span><text:span text:style-name="T50">i</text:span><text:span text:style-name="T51">.</text:span></text:p>
      <text:p text:style-name="P11">כתבו נוסחה לנירמול פונקציות הערך של השחקנים, כך שהחלוקה הלקסימין-אגליטרית תהיה חלוקה פרופורציונלית בהתחשב בזכויות השונות (היזכרו בהגדרה של חלוקה פרופורציונלית עם זכויות שונות ממטלה 1). הדגימו והוכיחו את תשובתכם.</text:p>
      <text:p text:style-name="P20"><text:soft-page-break/></text:p>
      <text:p text:style-name="P3">שאלה <text:span text:style-name="T16">3</text:span><text:span text:style-name="T3">: </text:span><text:span text:style-name="T12">גרף הצריכה </text:span><text:span text:style-name="T52">בפייתון</text:span></text:p>
      <text:p text:style-name="P14"><text:span text:style-name="T52">כתבו פונקציה בפייתון, המקבלת </text:span><text:span text:style-name="T29">מטריצה המייצגת </text:span><text:span text:style-name="T52">חלוק</text:span><text:span text:style-name="T53">ת חפצים לאנשים, בונה </text:span><text:span text:style-name="T57">את גרף הצריכה, ובודקת אם יש בו מעגלים:</text:span></text:p>
      <text:p text:style-name="P18"><text:span text:style-name="T42">def find_cycle_in_consumption_graph(allocation: List[List[float]</text:span><text:span text:style-name="T32">]</text:span><text:span text:style-name="T42">)</text:span></text:p>
      <text:p text:style-name="P27">הקלט הוא מטריצה, שבה האיבר בשורה i ובעמודה j הוא החלק מחפץ j שמקבל שחקן i.</text:p>
      <text:p text:style-name="P29"><text:span text:style-name="T34">לצורך חישובים בגרפים, השתמשו ב</text:span><text:span text:style-name="T65">ספריה </text:span><text:span text:style-name="T66">networkx</text:span><text:span text:style-name="T68">. <text:s/></text:span><text:span text:style-name="T44">בדקו והדגימו את תשובתכם.</text:span></text:p>
      <text:p text:style-name="P5"><text:span text:style-name="T35">שאלה </text:span><text:span text:style-name="T10">4</text:span><text:span text:style-name="T3">:</text:span><text:span text:style-name="T8"> </text:span><text:span text:style-name="T13">חיפוש מעגלים עם מכפלה קטנה מ-1</text:span></text:p>
      <text:p text:style-name="P14"><text:span text:style-name="T56">א. </text:span><text:span text:style-name="T53">נתון גרף מכוון עם משקלים חיוביים על הקשתות. הגרף מיוצג בפייתון במבנה </text:span><text:span text:style-name="T47">DiGraph של הספרייה </text:span><text:span text:style-name="T46">networkx</text:span><text:span text:style-name="T47">. </text:span><text:span text:style-name="T53">כתבו קוד בפייתון הבודק אם בגרף </text:span><text:span text:style-name="T55">נתון </text:span><text:span text:style-name="T53">יש מעגל מכוון עם מכפלה קטנה מ-1</text:span><text:span text:style-name="T62">; העזרו באלגוריתמים הנמצאים </text:span><text:span text:style-name="T31">בספריה. בדקו והדגימו את תשובתכם.</text:span></text:p>
      <text:p text:style-name="P15"><text:span text:style-name="T41">* ב. </text:span><text:span text:style-name="T31">האם אפשר לפתור את הבעיה בעזרת אלגוריתם דייקסטרה, עם החלפת סכום במכפלה? אם כן – כתבו קוד העושה זאת והוכיחו את נכונותו. אם לא – הוכיחו שזה בלתי אפשרי.</text:span></text:p>
      <text:p text:style-name="P6">* שאלה <text:span text:style-name="T14">5</text:span><text:span text:style-name="T3">: </text:span><text:span text:style-name="T14">מציאת שיפור פארטו חלש בגרף ההחלפות</text:span></text:p>
      <text:p text:style-name="P16"><text:span text:style-name="T52">כתבו פונקציה בפייתון, המקבלת </text:span><text:span text:style-name="T29">מטריצה המייצגת </text:span><text:span text:style-name="T52">חלוק</text:span><text:span text:style-name="T53">ת חפצים לאנשים, </text:span><text:span text:style-name="T58">ומטריצה המייצגת הערכות של אנשים לחפצים, <text:s/></text:span><text:span text:style-name="T30">ומעגל בגרף הצריכה. הפונקציה מחשבת שיפור פארטו חלש המבטל לפחות קשת אחת במעגל.</text:span></text:p>
      <text:p text:style-name="P17"><text:span text:style-name="T42">def find_</text:span><text:span text:style-name="T32">weak_pareto_improvement</text:span><text:span text:style-name="T42">(</text:span></text:p>
      <text:p text:style-name="P17"><text:span text:style-name="T42"><text:s text:c="3"/>allocation: List[List[float</text:span><text:span text:style-name="T43">]</text:span><text:span text:style-name="T42">], </text:span></text:p>
      <text:p text:style-name="P17"><text:span text:style-name="T42"><text:s text:c="3"/></text:span><text:span text:style-name="T43">valuations: List[List[float]],</text:span></text:p>
      <text:p text:style-name="P30"><text:s text:c="3"/>cycle: list</text:p>
      <text:p text:style-name="P31">)</text:p>
      <text:p text:style-name="P19">המעגל הוא מהצורה: [שחקן, חפץ, שחקן, חפץ, …, שחקן]</text:p>
      <text:p text:style-name="P19">למשל: [0, 11, 1, 12, 2, 13, 0] הוא מעגל שבו שחקן 0 משתף את חפץ 11 עם שחקן 1, שחקן 1 משתף את חפץ 12 עם שחקן 2, וכו’.</text:p>
      <text:p text:style-name="P19">בדקו והדגימו את תשובתכם.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pitch="fixed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1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" style:display-name="Default_2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2" style:font-family-complex="'Noto Sans'" style:font-family-generic-complex="system" style:font-pitch-complex="variable" style:font-size-complex="12pt"/>
    </style:style>
    <style:style style:name="Default_5f_6" style:display-name="Default_6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Courier New" fo:font-family="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Noto Sans2" style:font-family-complex="'Noto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הבחנה" style:family="paragraph" style:default-outline-level="">
      <style:text-properties style:font-name="Arial" fo:font-family="Arial" style:font-family-generic="roman" style:font-pitch="variable" fo:font-size="12pt" fo:letter-spacing="0.0043in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מושג" style:family="paragraph" style:default-outline-level="">
      <style:text-properties style:font-name="Arial" fo:font-family="Arial" style:font-family-generic="roman" style:font-pitch="variable" fo:font-size="11pt" fo:font-style="normal" fo:font-weight="bold" style:font-name-asian="DejaVu Sans" style:font-family-asian="'DejaVu Sans'" style:font-family-generic-asian="system" style:font-pitch-asian="variable" style:font-size-asian="11pt" style:font-style-asian="normal" style:font-weight-asian="bold" style:font-name-complex="Noto Sans2" style:font-family-complex="'Noto Sans'" style:font-family-generic-complex="system" style:font-pitch-complex="variable" style:font-size-complex="12pt"/>
    </style:style>
    <style:style style:name="הוכחה_20_-_20_משל" style:display-name="הוכחה - משל" style:family="paragraph" style:default-outline-level="">
      <style:paragraph-properties fo:margin-top="0in" fo:margin-bottom="0in" style:contextual-spacing="false" style:line-height-at-least="0.2209in" fo:text-align="start" style:justify-single-word="false" style:writing-mode="rl-tb"/>
      <style:text-properties style:font-name="David CLM" fo:font-family="'David CLM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2" style:font-family-complex="'Noto Sans'" style:font-family-generic-complex="system" style:font-pitch-complex="variable" style:font-size-complex="12pt"/>
    </style:style>
    <style:style style:name="הוכחה" style:family="paragraph" style:default-outline-level="">
      <style:paragraph-properties fo:margin-top="0.0736in" fo:margin-bottom="0in" style:contextual-spacing="false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נוסחה" style:family="paragraph" style:default-outline-level="">
      <style:paragraph-properties fo:margin-left="2.0846in" fo:margin-right="0in" fo:line-height="150%" fo:text-align="start" style:justify-single-word="false" fo:text-indent="-1.0425in" style:auto-text-indent="false" style:writing-mode="lr-tb"/>
      <style:text-properties style:font-name="David CLM" fo:font-family="'David CLM'" style:font-family-generic="roman" style:font-pitch="variable" fo:font-size="11pt" fo:letter-spacing="0.028in" fo:font-weight="normal" style:font-name-asian="DejaVu Sans" style:font-family-asian="'DejaVu Sans'" style:font-family-generic-asian="system" style:font-pitch-asian="variable" style:font-size-asian="11pt" style:font-weight-asian="normal" style:font-name-complex="Noto Sans2" style:font-family-complex="'Noto Sans'" style:font-family-generic-complex="system" style:font-pitch-complex="variable" style:font-size-complex="12pt"/>
    </style:style>
    <style:style style:name="בולט" style:family="paragraph" style:default-outline-level="">
      <style:paragraph-properties fo:margin-left="0.8819in" fo:margin-right="0in" fo:margin-top="0in" fo:margin-bottom="0in" style:contextual-spacing="false" style:line-height-at-least="0.3799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in" style:contextual-spacing="false" style:line-height-at-least="0.3654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חצי_20_שורה" style:display-name="חצי שורה" style:family="paragraph" style:default-outline-level="">
      <style:paragraph-properties style:line-height-at-least="0.1717in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פנים_20_מסגרת" style:display-name="פנים מסגרת" style:family="paragraph" style:default-outline-level="">
      <style:paragraph-properties fo:margin-left="0.5209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מסגרת_20_טקסט" style:display-name="מסגרת טקסט" style:family="paragraph" style:default-outline-level="">
      <style:paragraph-properties fo:margin-left="0.278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כותרת_20_משפט_20_הגדרה_20_אלגוריתם_20_למה" style:display-name="כותרת משפט הגדרה אלגוריתם למה" style:family="paragraph" style:default-outline-level="">
      <style:paragraph-properties fo:margin-left="0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text-position="super 58%" style:font-name="Arial" fo:font-family="Arial" style:font-family-generic="roman" style:font-pitch="variable" fo:font-size="10.5pt" fo:font-weight="bold" style:font-name-asian="DejaVu Sans" style:font-family-asian="'DejaVu Sans'" style:font-family-generic-asian="system" style:font-pitch-asian="variable" style:font-size-asian="10.5pt" style:font-weight-asian="bold" style:font-name-complex="Noto Sans2" style:font-family-complex="'Noto Sans'" style:font-family-generic-complex="system" style:font-pitch-complex="variable" style:font-size-complex="12pt"/>
    </style:style>
    <style:style style:name="מסגרת_20_כותרת_20_חדשה" style:display-name="מסגרת כותרת חדשה" style:family="paragraph" style:default-outline-level="">
      <style:paragraph-properties fo:margin-left="0.278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font-name="Greta Sans H+L SemiBold" fo:font-family="'Greta Sans H+L SemiBold'" style:font-family-generic="roman" style:font-pitch="variable" fo:font-size="10.5pt" fo:font-weight="normal" style:font-name-asian="DejaVu Sans" style:font-family-asian="'DejaVu Sans'" style:font-family-generic-asian="system" style:font-pitch-asian="variable" style:font-size-asian="10.5pt" style:font-weight-asian="normal" style:font-name-complex="Noto Sans2" style:font-family-complex="'Noto Sans'" style:font-family-generic-complex="system" style:font-pitch-complex="variable" style:font-size-complex="12pt"/>
    </style:style>
    <style:style style:name="tx_7e_LT_7e_Gliederung_20_1" style:display-name="tx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1-30T21:22:43.564000000</dc:date>
    <meta:editing-duration>P12DT2H52M57S</meta:editing-duration>
    <meta:editing-cycles>1644</meta:editing-cycles>
    <meta:document-statistic meta:table-count="0" meta:image-count="0" meta:object-count="0" meta:page-count="2" meta:paragraph-count="40" meta:word-count="537" meta:character-count="3024" meta:non-whitespace-character-count="2515"/>
  </office:meta>
</office:document-meta>
</file>